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4-0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23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06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17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9184" calcext:value-type="float">
            <text:p>-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22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29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0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9664" calcext:value-type="float">
            <text:p>-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1752" calcext:value-type="float">
            <text:p>-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1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4776" calcext:value-type="float">
            <text:p>-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016" calcext:value-type="float">
            <text:p>-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0392" calcext:value-type="float">
            <text:p>-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9664" calcext:value-type="float">
            <text:p>-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26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1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6616" calcext:value-type="float">
            <text:p>-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6616" calcext:value-type="float">
            <text:p>-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2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19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2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3944" calcext:value-type="float">
            <text:p>-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9664" calcext:value-type="float">
            <text:p>-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9664" calcext:value-type="float">
            <text:p>-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6616" calcext:value-type="float">
            <text:p>-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6616" calcext:value-type="float">
            <text:p>-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1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24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1376" calcext:value-type="float">
            <text:p>-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472" calcext:value-type="float">
            <text:p>-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3672" calcext:value-type="float">
            <text:p>-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9768" calcext:value-type="float">
            <text:p>-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6488" calcext:value-type="float">
            <text:p>-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016" calcext:value-type="float">
            <text:p>-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916" calcext:value-type="float">
            <text:p>-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6488" calcext:value-type="float">
            <text:p>-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2312" calcext:value-type="float">
            <text:p>-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6488" calcext:value-type="float">
            <text:p>-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6616" calcext:value-type="float">
            <text:p>-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3672" calcext:value-type="float">
            <text:p>-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472" calcext:value-type="float">
            <text:p>-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1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3944" calcext:value-type="float">
            <text:p>-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1752" calcext:value-type="float">
            <text:p>-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1752" calcext:value-type="float">
            <text:p>-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23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472" calcext:value-type="float">
            <text:p>-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15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9664" calcext:value-type="float">
            <text:p>-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5656" calcext:value-type="float">
            <text:p>-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1376" calcext:value-type="float">
            <text:p>-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9664" calcext:value-type="float">
            <text:p>-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9184" calcext:value-type="float">
            <text:p>-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28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8-0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1752" calcext:value-type="float">
            <text:p>-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758087363301</text:p>
          </table:table-cell>
          <table:table-cell office:value-type="string" calcext:value-type="string">
            <text:p>Sullivan 10</text:p>
          </table:table-cell>
          <table:table-cell office:value-type="string" calcext:value-type="string">
            <text:p>2017-03-2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664" meta:object-count="0"/>
    <meta:user-defined meta:name="AppVersion">3.0</meta:user-defined>
  </office:meta>
</office:document-meta>
</file>